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4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2" style:family="table-cell" style:parent-style-name="Default" style:data-style-name="N122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4" style:family="table-cell" style:parent-style-name="Default" style:data-style-name="N12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ntc" table:style-name="ta1">
        <table:table-column table:style-name="co1" table:number-columns-repeated="4" table:default-cell-style-name="ce4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PT1000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2" office:value-type="string" calcext:value-type="string">
            <text:p>T in C</text:p>
          </table:table-cell>
          <table:table-cell table:style-name="ce6" office:value-type="string" calcext:value-type="string">
            <text:p>T in K</text:p>
          </table:table-cell>
          <table:table-cell table:style-name="ce6" office:value-type="string" calcext:value-type="string">
            <text:p>R in k Ohm</text:p>
          </table:table-cell>
          <table:table-cell table:style-name="ce11"/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table:formula="of:=[.A3]+273.15" office:value-type="float" office:value="273.15" calcext:value-type="float">
            <text:p>273.15</text:p>
          </table:table-cell>
          <table:table-cell table:style-name="ce24" table:formula="of:=[.$G$6]*(1+[.$G$4]*[.A3]+[.$G$5]*[.A3]*[.A3])" office:value-type="float" office:value="1000" calcext:value-type="float">
            <text:p>1000</text:p>
          </table:table-cell>
          <table:table-cell table:style-name="ce12"/>
          <table:table-cell/>
          <table:table-cell table:style-name="ce15" office:value-type="string" calcext:value-type="string">
            <text:p>Type 204</text:p>
          </table:table-cell>
          <table:table-cell table:style-name="ce15"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formula="of:=[.A4]+273.15" office:value-type="float" office:value="274.15" calcext:value-type="float">
            <text:p>274.15</text:p>
          </table:table-cell>
          <table:table-cell table:style-name="ce24" table:formula="of:=[.$G$6]*(1+[.$G$4]*[.A4]+[.$G$5]*[.A4]*[.A4])" office:value-type="float" office:value="1003.9074398" calcext:value-type="float">
            <text:p>1004</text:p>
          </table:table-cell>
          <table:table-cell table:style-name="ce13"/>
          <table:table-cell/>
          <table:table-cell table:style-name="ce16" office:value-type="string" calcext:value-type="string">
            <text:p>A</text:p>
          </table:table-cell>
          <table:table-cell table:style-name="ce16" table:formula="of:=3.90802*0.001" office:value-type="float" office:value="0.00390802" calcext:value-type="float">
            <text:p>0.00390802</text:p>
          </table:table-cell>
          <table:table-cell table:style-name="ce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formula="of:=[.A5]+273.15" office:value-type="float" office:value="275.15" calcext:value-type="float">
            <text:p>275.15</text:p>
          </table:table-cell>
          <table:table-cell table:style-name="ce24" table:formula="of:=[.$G$6]*(1+[.$G$4]*[.A5]+[.$G$5]*[.A5]*[.A5])" office:value-type="float" office:value="1007.8137192" calcext:value-type="float">
            <text:p>1008</text:p>
          </table:table-cell>
          <table:table-cell table:style-name="ce13"/>
          <table:table-cell/>
          <table:table-cell table:style-name="ce16" office:value-type="string" calcext:value-type="string">
            <text:p>B</text:p>
          </table:table-cell>
          <table:table-cell table:style-name="ce16" table:formula="of:=-5.802*0.0000001" office:value-type="float" office:value="-0.0000005802" calcext:value-type="float">
            <text:p>-0.0000005802</text:p>
          </table:table-cell>
          <table:table-cell table:style-name="ce1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formula="of:=[.A6]+273.15" office:value-type="float" office:value="276.15" calcext:value-type="float">
            <text:p>276.15</text:p>
          </table:table-cell>
          <table:table-cell table:style-name="ce24" table:formula="of:=[.$G$6]*(1+[.$G$4]*[.A6]+[.$G$5]*[.A6]*[.A6])" office:value-type="float" office:value="1011.7188382" calcext:value-type="float">
            <text:p>1012</text:p>
          </table:table-cell>
          <table:table-cell table:style-name="ce13"/>
          <table:table-cell/>
          <table:table-cell table:style-name="ce16" office:value-type="string" calcext:value-type="string">
            <text:p>R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formula="of:=[.A7]+273.15" office:value-type="float" office:value="277.15" calcext:value-type="float">
            <text:p>277.15</text:p>
          </table:table-cell>
          <table:table-cell table:style-name="ce24" table:formula="of:=[.$G$6]*(1+[.$G$4]*[.A7]+[.$G$5]*[.A7]*[.A7])" office:value-type="float" office:value="1015.6227968" calcext:value-type="float">
            <text:p>1016</text:p>
          </table:table-cell>
          <table:table-cell table:style-name="ce13"/>
          <table:table-cell table:number-columns-repeated="3"/>
          <table:table-cell table:style-name="ce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formula="of:=[.A8]+273.15" office:value-type="float" office:value="278.15" calcext:value-type="float">
            <text:p>278.15</text:p>
          </table:table-cell>
          <table:table-cell table:style-name="ce24" table:formula="of:=[.$G$6]*(1+[.$G$4]*[.A8]+[.$G$5]*[.A8]*[.A8])" office:value-type="float" office:value="1019.525595" calcext:value-type="float">
            <text:p>1020</text:p>
          </table:table-cell>
          <table:table-cell table:style-name="ce13"/>
          <table:table-cell/>
          <table:table-cell table:style-name="ce15" table:number-columns-repeated="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formula="of:=[.A9]+273.15" office:value-type="float" office:value="279.15" calcext:value-type="float">
            <text:p>279.15</text:p>
          </table:table-cell>
          <table:table-cell table:style-name="ce24" table:formula="of:=[.$G$6]*(1+[.$G$4]*[.A9]+[.$G$5]*[.A9]*[.A9])" office:value-type="float" office:value="1023.4272328" calcext:value-type="float">
            <text:p>1023</text:p>
          </table:table-cell>
          <table:table-cell table:style-name="ce13"/>
          <table:table-cell/>
          <table:table-cell table:style-name="ce15" table:number-columns-repeated="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formula="of:=[.A10]+273.15" office:value-type="float" office:value="280.15" calcext:value-type="float">
            <text:p>280.15</text:p>
          </table:table-cell>
          <table:table-cell table:style-name="ce24" table:formula="of:=[.$G$6]*(1+[.$G$4]*[.A10]+[.$G$5]*[.A10]*[.A10])" office:value-type="float" office:value="1027.3277102" calcext:value-type="float">
            <text:p>1027</text:p>
          </table:table-cell>
          <table:table-cell table:style-name="ce13"/>
          <table:table-cell/>
          <table:table-cell table:style-name="ce15" table:number-columns-repeated="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formula="of:=[.A11]+273.15" office:value-type="float" office:value="281.15" calcext:value-type="float">
            <text:p>281.15</text:p>
          </table:table-cell>
          <table:table-cell table:style-name="ce24" table:formula="of:=[.$G$6]*(1+[.$G$4]*[.A11]+[.$G$5]*[.A11]*[.A11])" office:value-type="float" office:value="1031.2270272" calcext:value-type="float">
            <text:p>1031</text:p>
          </table:table-cell>
          <table:table-cell table:style-name="ce13"/>
          <table:table-cell table:number-columns-repeated="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formula="of:=[.A12]+273.15" office:value-type="float" office:value="282.15" calcext:value-type="float">
            <text:p>282.15</text:p>
          </table:table-cell>
          <table:table-cell table:style-name="ce24" table:formula="of:=[.$G$6]*(1+[.$G$4]*[.A12]+[.$G$5]*[.A12]*[.A12])" office:value-type="float" office:value="1035.1251838" calcext:value-type="float">
            <text:p>1035</text:p>
          </table:table-cell>
          <table:table-cell table:style-name="ce13"/>
          <table:table-cell table:number-columns-repeated="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formula="of:=[.A13]+273.15" office:value-type="float" office:value="283.15" calcext:value-type="float">
            <text:p>283.15</text:p>
          </table:table-cell>
          <table:table-cell table:style-name="ce24" table:formula="of:=[.$G$6]*(1+[.$G$4]*[.A13]+[.$G$5]*[.A13]*[.A13])" office:value-type="float" office:value="1039.02218" calcext:value-type="float">
            <text:p>1039</text:p>
          </table:table-cell>
          <table:table-cell table:style-name="ce13"/>
          <table:table-cell table:number-columns-repeated="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formula="of:=[.A14]+273.15" office:value-type="float" office:value="284.15" calcext:value-type="float">
            <text:p>284.15</text:p>
          </table:table-cell>
          <table:table-cell table:style-name="ce24" table:formula="of:=[.$G$6]*(1+[.$G$4]*[.A14]+[.$G$5]*[.A14]*[.A14])" office:value-type="float" office:value="1042.9180158" calcext:value-type="float">
            <text:p>1043</text:p>
          </table:table-cell>
          <table:table-cell table:style-name="ce13"/>
          <table:table-cell table:style-name="ce1"/>
          <table:table-cell table:style-name="ce5"/>
          <table:table-cell table:style-name="ce5" office:value-type="string" calcext:value-type="string">
            <text:p>PT1000</text:p>
          </table:table-cell>
          <table:table-cell table:style-name="ce1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formula="of:=[.A15]+273.15" office:value-type="float" office:value="285.15" calcext:value-type="float">
            <text:p>285.15</text:p>
          </table:table-cell>
          <table:table-cell table:style-name="ce24" table:formula="of:=[.$G$6]*(1+[.$G$4]*[.A15]+[.$G$5]*[.A15]*[.A15])" office:value-type="float" office:value="1046.8126912" calcext:value-type="float">
            <text:p>1047</text:p>
          </table:table-cell>
          <table:table-cell table:style-name="ce13"/>
          <table:table-cell table:style-name="ce2" office:value-type="string" calcext:value-type="string">
            <text:p>T in C</text:p>
          </table:table-cell>
          <table:table-cell table:style-name="ce6" office:value-type="string" calcext:value-type="string">
            <text:p>T in K</text:p>
          </table:table-cell>
          <table:table-cell table:style-name="ce6" office:value-type="string" calcext:value-type="string">
            <text:p>R in k Ohm</text:p>
          </table:table-cell>
          <table:table-cell table:style-name="ce11" office:value-type="string" calcext:value-type="string">
            <text:p>R in k Ohm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formula="of:=[.A16]+273.15" office:value-type="float" office:value="286.15" calcext:value-type="float">
            <text:p>286.15</text:p>
          </table:table-cell>
          <table:table-cell table:style-name="ce24" table:formula="of:=[.$G$6]*(1+[.$G$4]*[.A16]+[.$G$5]*[.A16]*[.A16])" office:value-type="float" office:value="1050.7062062" calcext:value-type="float">
            <text:p>1051</text:p>
          </table:table-cell>
          <table:table-cell table:style-name="ce13"/>
          <table:table-cell table:style-name="ce1" office:value-type="float" office:value="51" calcext:value-type="float">
            <text:p>51</text:p>
          </table:table-cell>
          <table:table-cell table:style-name="ce5" table:formula="of:=[.E16]+273.15" office:value-type="float" office:value="324.15" calcext:value-type="float">
            <text:p>324.15</text:p>
          </table:table-cell>
          <table:table-cell table:style-name="ce24" table:formula="of:=[.$G$6]*(1+[.$G$4]*[.E16]+[.$G$5]*[.E16]*[.E16])" office:value-type="float" office:value="1197.7999198" calcext:value-type="float">
            <text:p>1198</text:p>
          </table:table-cell>
          <table:table-cell table:style-name="ce1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formula="of:=[.A17]+273.15" office:value-type="float" office:value="287.15" calcext:value-type="float">
            <text:p>287.15</text:p>
          </table:table-cell>
          <table:table-cell table:style-name="ce24" table:formula="of:=[.$G$6]*(1+[.$G$4]*[.A17]+[.$G$5]*[.A17]*[.A17])" office:value-type="float" office:value="1054.5985608" calcext:value-type="float">
            <text:p>1055</text:p>
          </table:table-cell>
          <table:table-cell table:style-name="ce13"/>
          <table:table-cell table:style-name="ce3" office:value-type="float" office:value="52" calcext:value-type="float">
            <text:p>52</text:p>
          </table:table-cell>
          <table:table-cell table:style-name="ce4" table:formula="of:=[.E17]+273.15" office:value-type="float" office:value="325.15" calcext:value-type="float">
            <text:p>325.15</text:p>
          </table:table-cell>
          <table:table-cell table:style-name="ce24" table:formula="of:=[.$G$6]*(1+[.$G$4]*[.E17]+[.$G$5]*[.E17]*[.E17])" office:value-type="float" office:value="1201.6481792" calcext:value-type="float">
            <text:p>1202</text:p>
          </table:table-cell>
          <table:table-cell table:style-name="ce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formula="of:=[.A18]+273.15" office:value-type="float" office:value="288.15" calcext:value-type="float">
            <text:p>288.15</text:p>
          </table:table-cell>
          <table:table-cell table:style-name="ce24" table:formula="of:=[.$G$6]*(1+[.$G$4]*[.A18]+[.$G$5]*[.A18]*[.A18])" office:value-type="float" office:value="1058.489755" calcext:value-type="float">
            <text:p>1058</text:p>
          </table:table-cell>
          <table:table-cell table:style-name="ce13"/>
          <table:table-cell table:style-name="ce3" office:value-type="float" office:value="53" calcext:value-type="float">
            <text:p>53</text:p>
          </table:table-cell>
          <table:table-cell table:style-name="ce4" table:formula="of:=[.E18]+273.15" office:value-type="float" office:value="326.15" calcext:value-type="float">
            <text:p>326.15</text:p>
          </table:table-cell>
          <table:table-cell table:style-name="ce24" table:formula="of:=[.$G$6]*(1+[.$G$4]*[.E18]+[.$G$5]*[.E18]*[.E18])" office:value-type="float" office:value="1205.4952782" calcext:value-type="float">
            <text:p>1205</text:p>
          </table:table-cell>
          <table:table-cell table:style-name="ce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formula="of:=[.A19]+273.15" office:value-type="float" office:value="289.15" calcext:value-type="float">
            <text:p>289.15</text:p>
          </table:table-cell>
          <table:table-cell table:style-name="ce24" table:formula="of:=[.$G$6]*(1+[.$G$4]*[.A19]+[.$G$5]*[.A19]*[.A19])" office:value-type="float" office:value="1062.3797888" calcext:value-type="float">
            <text:p>1062</text:p>
          </table:table-cell>
          <table:table-cell table:style-name="ce13"/>
          <table:table-cell table:style-name="ce3" office:value-type="float" office:value="54" calcext:value-type="float">
            <text:p>54</text:p>
          </table:table-cell>
          <table:table-cell table:style-name="ce4" table:formula="of:=[.E19]+273.15" office:value-type="float" office:value="327.15" calcext:value-type="float">
            <text:p>327.15</text:p>
          </table:table-cell>
          <table:table-cell table:style-name="ce24" table:formula="of:=[.$G$6]*(1+[.$G$4]*[.E19]+[.$G$5]*[.E19]*[.E19])" office:value-type="float" office:value="1209.3412168" calcext:value-type="float">
            <text:p>1209</text:p>
          </table:table-cell>
          <table:table-cell table:style-name="ce1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formula="of:=[.A20]+273.15" office:value-type="float" office:value="290.15" calcext:value-type="float">
            <text:p>290.15</text:p>
          </table:table-cell>
          <table:table-cell table:style-name="ce24" table:formula="of:=[.$G$6]*(1+[.$G$4]*[.A20]+[.$G$5]*[.A20]*[.A20])" office:value-type="float" office:value="1066.2686622" calcext:value-type="float">
            <text:p>1066</text:p>
          </table:table-cell>
          <table:table-cell table:style-name="ce13"/>
          <table:table-cell table:style-name="ce3" office:value-type="float" office:value="55" calcext:value-type="float">
            <text:p>55</text:p>
          </table:table-cell>
          <table:table-cell table:style-name="ce4" table:formula="of:=[.E20]+273.15" office:value-type="float" office:value="328.15" calcext:value-type="float">
            <text:p>328.15</text:p>
          </table:table-cell>
          <table:table-cell table:style-name="ce24" table:formula="of:=[.$G$6]*(1+[.$G$4]*[.E20]+[.$G$5]*[.E20]*[.E20])" office:value-type="float" office:value="1213.185995" calcext:value-type="float">
            <text:p>1213</text:p>
          </table:table-cell>
          <table:table-cell table:style-name="ce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formula="of:=[.A21]+273.15" office:value-type="float" office:value="291.15" calcext:value-type="float">
            <text:p>291.15</text:p>
          </table:table-cell>
          <table:table-cell table:style-name="ce24" table:formula="of:=[.$G$6]*(1+[.$G$4]*[.A21]+[.$G$5]*[.A21]*[.A21])" office:value-type="float" office:value="1070.1563752" calcext:value-type="float">
            <text:p>1070</text:p>
          </table:table-cell>
          <table:table-cell table:style-name="ce13"/>
          <table:table-cell table:style-name="ce3" office:value-type="float" office:value="56" calcext:value-type="float">
            <text:p>56</text:p>
          </table:table-cell>
          <table:table-cell table:style-name="ce4" table:formula="of:=[.E21]+273.15" office:value-type="float" office:value="329.15" calcext:value-type="float">
            <text:p>329.15</text:p>
          </table:table-cell>
          <table:table-cell table:style-name="ce24" table:formula="of:=[.$G$6]*(1+[.$G$4]*[.E21]+[.$G$5]*[.E21]*[.E21])" office:value-type="float" office:value="1217.0296128" calcext:value-type="float">
            <text:p>1217</text:p>
          </table:table-cell>
          <table:table-cell table:style-name="ce1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formula="of:=[.A22]+273.15" office:value-type="float" office:value="292.15" calcext:value-type="float">
            <text:p>292.15</text:p>
          </table:table-cell>
          <table:table-cell table:style-name="ce24" table:formula="of:=[.$G$6]*(1+[.$G$4]*[.A22]+[.$G$5]*[.A22]*[.A22])" office:value-type="float" office:value="1074.0429278" calcext:value-type="float">
            <text:p>1074</text:p>
          </table:table-cell>
          <table:table-cell table:style-name="ce13"/>
          <table:table-cell table:style-name="ce3" office:value-type="float" office:value="57" calcext:value-type="float">
            <text:p>57</text:p>
          </table:table-cell>
          <table:table-cell table:style-name="ce4" table:formula="of:=[.E22]+273.15" office:value-type="float" office:value="330.15" calcext:value-type="float">
            <text:p>330.15</text:p>
          </table:table-cell>
          <table:table-cell table:style-name="ce24" table:formula="of:=[.$G$6]*(1+[.$G$4]*[.E22]+[.$G$5]*[.E22]*[.E22])" office:value-type="float" office:value="1220.8720702" calcext:value-type="float">
            <text:p>1221</text:p>
          </table:table-cell>
          <table:table-cell table:style-name="ce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formula="of:=[.A23]+273.15" office:value-type="float" office:value="293.15" calcext:value-type="float">
            <text:p>293.15</text:p>
          </table:table-cell>
          <table:table-cell table:style-name="ce24" table:formula="of:=[.$G$6]*(1+[.$G$4]*[.A23]+[.$G$5]*[.A23]*[.A23])" office:value-type="float" office:value="1077.92832" calcext:value-type="float">
            <text:p>1078</text:p>
          </table:table-cell>
          <table:table-cell table:style-name="ce13"/>
          <table:table-cell table:style-name="ce3" office:value-type="float" office:value="58" calcext:value-type="float">
            <text:p>58</text:p>
          </table:table-cell>
          <table:table-cell table:style-name="ce4" table:formula="of:=[.E23]+273.15" office:value-type="float" office:value="331.15" calcext:value-type="float">
            <text:p>331.15</text:p>
          </table:table-cell>
          <table:table-cell table:style-name="ce24" table:formula="of:=[.$G$6]*(1+[.$G$4]*[.E23]+[.$G$5]*[.E23]*[.E23])" office:value-type="float" office:value="1224.7133672" calcext:value-type="float">
            <text:p>1225</text:p>
          </table:table-cell>
          <table:table-cell table:style-name="ce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formula="of:=[.A24]+273.15" office:value-type="float" office:value="294.15" calcext:value-type="float">
            <text:p>294.15</text:p>
          </table:table-cell>
          <table:table-cell table:style-name="ce24" table:formula="of:=[.$G$6]*(1+[.$G$4]*[.A24]+[.$G$5]*[.A24]*[.A24])" office:value-type="float" office:value="1081.8125518" calcext:value-type="float">
            <text:p>1082</text:p>
          </table:table-cell>
          <table:table-cell table:style-name="ce13"/>
          <table:table-cell table:style-name="ce3" office:value-type="float" office:value="59" calcext:value-type="float">
            <text:p>59</text:p>
          </table:table-cell>
          <table:table-cell table:style-name="ce4" table:formula="of:=[.E24]+273.15" office:value-type="float" office:value="332.15" calcext:value-type="float">
            <text:p>332.15</text:p>
          </table:table-cell>
          <table:table-cell table:style-name="ce24" table:formula="of:=[.$G$6]*(1+[.$G$4]*[.E24]+[.$G$5]*[.E24]*[.E24])" office:value-type="float" office:value="1228.5535038" calcext:value-type="float">
            <text:p>1229</text:p>
          </table:table-cell>
          <table:table-cell table:style-name="ce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formula="of:=[.A25]+273.15" office:value-type="float" office:value="295.15" calcext:value-type="float">
            <text:p>295.15</text:p>
          </table:table-cell>
          <table:table-cell table:style-name="ce24" table:formula="of:=[.$G$6]*(1+[.$G$4]*[.A25]+[.$G$5]*[.A25]*[.A25])" office:value-type="float" office:value="1085.6956232" calcext:value-type="float">
            <text:p>1086</text:p>
          </table:table-cell>
          <table:table-cell table:style-name="ce13"/>
          <table:table-cell table:style-name="ce3" office:value-type="float" office:value="60" calcext:value-type="float">
            <text:p>60</text:p>
          </table:table-cell>
          <table:table-cell table:style-name="ce4" table:formula="of:=[.E25]+273.15" office:value-type="float" office:value="333.15" calcext:value-type="float">
            <text:p>333.15</text:p>
          </table:table-cell>
          <table:table-cell table:style-name="ce24" table:formula="of:=[.$G$6]*(1+[.$G$4]*[.E25]+[.$G$5]*[.E25]*[.E25])" office:value-type="float" office:value="1232.39248" calcext:value-type="float">
            <text:p>1232</text:p>
          </table:table-cell>
          <table:table-cell table:style-name="ce1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formula="of:=[.A26]+273.15" office:value-type="float" office:value="296.15" calcext:value-type="float">
            <text:p>296.15</text:p>
          </table:table-cell>
          <table:table-cell table:style-name="ce24" table:formula="of:=[.$G$6]*(1+[.$G$4]*[.A26]+[.$G$5]*[.A26]*[.A26])" office:value-type="float" office:value="1089.5775342" calcext:value-type="float">
            <text:p>1090</text:p>
          </table:table-cell>
          <table:table-cell table:style-name="ce13"/>
          <table:table-cell table:style-name="ce3" office:value-type="float" office:value="61" calcext:value-type="float">
            <text:p>61</text:p>
          </table:table-cell>
          <table:table-cell table:style-name="ce4" table:formula="of:=[.E26]+273.15" office:value-type="float" office:value="334.15" calcext:value-type="float">
            <text:p>334.15</text:p>
          </table:table-cell>
          <table:table-cell table:style-name="ce24" table:formula="of:=[.$G$6]*(1+[.$G$4]*[.E26]+[.$G$5]*[.E26]*[.E26])" office:value-type="float" office:value="1236.2302958" calcext:value-type="float">
            <text:p>1236</text:p>
          </table:table-cell>
          <table:table-cell table:style-name="ce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formula="of:=[.A27]+273.15" office:value-type="float" office:value="297.15" calcext:value-type="float">
            <text:p>297.15</text:p>
          </table:table-cell>
          <table:table-cell table:style-name="ce24" table:formula="of:=[.$G$6]*(1+[.$G$4]*[.A27]+[.$G$5]*[.A27]*[.A27])" office:value-type="float" office:value="1093.4582848" calcext:value-type="float">
            <text:p>1093</text:p>
          </table:table-cell>
          <table:table-cell table:style-name="ce13"/>
          <table:table-cell table:style-name="ce3" office:value-type="float" office:value="62" calcext:value-type="float">
            <text:p>62</text:p>
          </table:table-cell>
          <table:table-cell table:style-name="ce4" table:formula="of:=[.E27]+273.15" office:value-type="float" office:value="335.15" calcext:value-type="float">
            <text:p>335.15</text:p>
          </table:table-cell>
          <table:table-cell table:style-name="ce24" table:formula="of:=[.$G$6]*(1+[.$G$4]*[.E27]+[.$G$5]*[.E27]*[.E27])" office:value-type="float" office:value="1240.0669512" calcext:value-type="float">
            <text:p>1240</text:p>
          </table:table-cell>
          <table:table-cell table:style-name="ce1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formula="of:=[.A28]+273.15" office:value-type="float" office:value="298.15" calcext:value-type="float">
            <text:p>298.15</text:p>
          </table:table-cell>
          <table:table-cell table:style-name="ce24" table:formula="of:=[.$G$6]*(1+[.$G$4]*[.A28]+[.$G$5]*[.A28]*[.A28])" office:value-type="float" office:value="1097.337875" calcext:value-type="float">
            <text:p>1097</text:p>
          </table:table-cell>
          <table:table-cell table:style-name="ce13"/>
          <table:table-cell table:style-name="ce3" office:value-type="float" office:value="63" calcext:value-type="float">
            <text:p>63</text:p>
          </table:table-cell>
          <table:table-cell table:style-name="ce4" table:formula="of:=[.E28]+273.15" office:value-type="float" office:value="336.15" calcext:value-type="float">
            <text:p>336.15</text:p>
          </table:table-cell>
          <table:table-cell table:style-name="ce24" table:formula="of:=[.$G$6]*(1+[.$G$4]*[.E28]+[.$G$5]*[.E28]*[.E28])" office:value-type="float" office:value="1243.9024462" calcext:value-type="float">
            <text:p>1244</text:p>
          </table:table-cell>
          <table:table-cell table:style-name="ce1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formula="of:=[.A29]+273.15" office:value-type="float" office:value="299.15" calcext:value-type="float">
            <text:p>299.15</text:p>
          </table:table-cell>
          <table:table-cell table:style-name="ce24" table:formula="of:=[.$G$6]*(1+[.$G$4]*[.A29]+[.$G$5]*[.A29]*[.A29])" office:value-type="float" office:value="1101.2163048" calcext:value-type="float">
            <text:p>1101</text:p>
          </table:table-cell>
          <table:table-cell table:style-name="ce13"/>
          <table:table-cell table:style-name="ce3" office:value-type="float" office:value="64" calcext:value-type="float">
            <text:p>64</text:p>
          </table:table-cell>
          <table:table-cell table:style-name="ce4" table:formula="of:=[.E29]+273.15" office:value-type="float" office:value="337.15" calcext:value-type="float">
            <text:p>337.15</text:p>
          </table:table-cell>
          <table:table-cell table:style-name="ce24" table:formula="of:=[.$G$6]*(1+[.$G$4]*[.E29]+[.$G$5]*[.E29]*[.E29])" office:value-type="float" office:value="1247.7367808" calcext:value-type="float">
            <text:p>1248</text:p>
          </table:table-cell>
          <table:table-cell table:style-name="ce13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formula="of:=[.A30]+273.15" office:value-type="float" office:value="300.15" calcext:value-type="float">
            <text:p>300.15</text:p>
          </table:table-cell>
          <table:table-cell table:style-name="ce24" table:formula="of:=[.$G$6]*(1+[.$G$4]*[.A30]+[.$G$5]*[.A30]*[.A30])" office:value-type="float" office:value="1105.0935742" calcext:value-type="float">
            <text:p>1105</text:p>
          </table:table-cell>
          <table:table-cell table:style-name="ce13"/>
          <table:table-cell table:style-name="ce3" office:value-type="float" office:value="65" calcext:value-type="float">
            <text:p>65</text:p>
          </table:table-cell>
          <table:table-cell table:style-name="ce4" table:formula="of:=[.E30]+273.15" office:value-type="float" office:value="338.15" calcext:value-type="float">
            <text:p>338.15</text:p>
          </table:table-cell>
          <table:table-cell table:style-name="ce24" table:formula="of:=[.$G$6]*(1+[.$G$4]*[.E30]+[.$G$5]*[.E30]*[.E30])" office:value-type="float" office:value="1251.569955" calcext:value-type="float">
            <text:p>1252</text:p>
          </table:table-cell>
          <table:table-cell table:style-name="ce1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formula="of:=[.A31]+273.15" office:value-type="float" office:value="301.15" calcext:value-type="float">
            <text:p>301.15</text:p>
          </table:table-cell>
          <table:table-cell table:style-name="ce24" table:formula="of:=[.$G$6]*(1+[.$G$4]*[.A31]+[.$G$5]*[.A31]*[.A31])" office:value-type="float" office:value="1108.9696832" calcext:value-type="float">
            <text:p>1109</text:p>
          </table:table-cell>
          <table:table-cell table:style-name="ce13"/>
          <table:table-cell table:style-name="ce3" office:value-type="float" office:value="66" calcext:value-type="float">
            <text:p>66</text:p>
          </table:table-cell>
          <table:table-cell table:style-name="ce4" table:formula="of:=[.E31]+273.15" office:value-type="float" office:value="339.15" calcext:value-type="float">
            <text:p>339.15</text:p>
          </table:table-cell>
          <table:table-cell table:style-name="ce24" table:formula="of:=[.$G$6]*(1+[.$G$4]*[.E31]+[.$G$5]*[.E31]*[.E31])" office:value-type="float" office:value="1255.4019688" calcext:value-type="float">
            <text:p>1255</text:p>
          </table:table-cell>
          <table:table-cell table:style-name="ce1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formula="of:=[.A32]+273.15" office:value-type="float" office:value="302.15" calcext:value-type="float">
            <text:p>302.15</text:p>
          </table:table-cell>
          <table:table-cell table:style-name="ce24" table:formula="of:=[.$G$6]*(1+[.$G$4]*[.A32]+[.$G$5]*[.A32]*[.A32])" office:value-type="float" office:value="1112.8446318" calcext:value-type="float">
            <text:p>1113</text:p>
          </table:table-cell>
          <table:table-cell table:style-name="ce13"/>
          <table:table-cell table:style-name="ce3" office:value-type="float" office:value="67" calcext:value-type="float">
            <text:p>67</text:p>
          </table:table-cell>
          <table:table-cell table:style-name="ce4" table:formula="of:=[.E32]+273.15" office:value-type="float" office:value="340.15" calcext:value-type="float">
            <text:p>340.15</text:p>
          </table:table-cell>
          <table:table-cell table:style-name="ce24" table:formula="of:=[.$G$6]*(1+[.$G$4]*[.E32]+[.$G$5]*[.E32]*[.E32])" office:value-type="float" office:value="1259.2328222" calcext:value-type="float">
            <text:p>1259</text:p>
          </table:table-cell>
          <table:table-cell table:style-name="ce1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formula="of:=[.A33]+273.15" office:value-type="float" office:value="303.15" calcext:value-type="float">
            <text:p>303.15</text:p>
          </table:table-cell>
          <table:table-cell table:style-name="ce24" table:formula="of:=[.$G$6]*(1+[.$G$4]*[.A33]+[.$G$5]*[.A33]*[.A33])" office:value-type="float" office:value="1116.71842" calcext:value-type="float">
            <text:p>1117</text:p>
          </table:table-cell>
          <table:table-cell table:style-name="ce13"/>
          <table:table-cell table:style-name="ce3" office:value-type="float" office:value="68" calcext:value-type="float">
            <text:p>68</text:p>
          </table:table-cell>
          <table:table-cell table:style-name="ce4" table:formula="of:=[.E33]+273.15" office:value-type="float" office:value="341.15" calcext:value-type="float">
            <text:p>341.15</text:p>
          </table:table-cell>
          <table:table-cell table:style-name="ce24" table:formula="of:=[.$G$6]*(1+[.$G$4]*[.E33]+[.$G$5]*[.E33]*[.E33])" office:value-type="float" office:value="1263.0625152" calcext:value-type="float">
            <text:p>1263</text:p>
          </table:table-cell>
          <table:table-cell table:style-name="ce1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formula="of:=[.A34]+273.15" office:value-type="float" office:value="304.15" calcext:value-type="float">
            <text:p>304.15</text:p>
          </table:table-cell>
          <table:table-cell table:style-name="ce24" table:formula="of:=[.$G$6]*(1+[.$G$4]*[.A34]+[.$G$5]*[.A34]*[.A34])" office:value-type="float" office:value="1120.5910478" calcext:value-type="float">
            <text:p>1121</text:p>
          </table:table-cell>
          <table:table-cell table:style-name="ce13"/>
          <table:table-cell table:style-name="ce3" office:value-type="float" office:value="69" calcext:value-type="float">
            <text:p>69</text:p>
          </table:table-cell>
          <table:table-cell table:style-name="ce4" table:formula="of:=[.E34]+273.15" office:value-type="float" office:value="342.15" calcext:value-type="float">
            <text:p>342.15</text:p>
          </table:table-cell>
          <table:table-cell table:style-name="ce24" table:formula="of:=[.$G$6]*(1+[.$G$4]*[.E34]+[.$G$5]*[.E34]*[.E34])" office:value-type="float" office:value="1266.8910478" calcext:value-type="float">
            <text:p>1267</text:p>
          </table:table-cell>
          <table:table-cell table:style-name="ce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formula="of:=[.A35]+273.15" office:value-type="float" office:value="305.15" calcext:value-type="float">
            <text:p>305.15</text:p>
          </table:table-cell>
          <table:table-cell table:style-name="ce24" table:formula="of:=[.$G$6]*(1+[.$G$4]*[.A35]+[.$G$5]*[.A35]*[.A35])" office:value-type="float" office:value="1124.4625152" calcext:value-type="float">
            <text:p>1124</text:p>
          </table:table-cell>
          <table:table-cell table:style-name="ce13"/>
          <table:table-cell table:style-name="ce3" office:value-type="float" office:value="70" calcext:value-type="float">
            <text:p>70</text:p>
          </table:table-cell>
          <table:table-cell table:style-name="ce4" table:formula="of:=[.E35]+273.15" office:value-type="float" office:value="343.15" calcext:value-type="float">
            <text:p>343.15</text:p>
          </table:table-cell>
          <table:table-cell table:style-name="ce24" table:formula="of:=[.$G$6]*(1+[.$G$4]*[.E35]+[.$G$5]*[.E35]*[.E35])" office:value-type="float" office:value="1270.71842" calcext:value-type="float">
            <text:p>1271</text:p>
          </table:table-cell>
          <table:table-cell table:style-name="ce1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formula="of:=[.A36]+273.15" office:value-type="float" office:value="306.15" calcext:value-type="float">
            <text:p>306.15</text:p>
          </table:table-cell>
          <table:table-cell table:style-name="ce24" table:formula="of:=[.$G$6]*(1+[.$G$4]*[.A36]+[.$G$5]*[.A36]*[.A36])" office:value-type="float" office:value="1128.3328222" calcext:value-type="float">
            <text:p>1128</text:p>
          </table:table-cell>
          <table:table-cell table:style-name="ce13"/>
          <table:table-cell table:style-name="ce3" office:value-type="float" office:value="71" calcext:value-type="float">
            <text:p>71</text:p>
          </table:table-cell>
          <table:table-cell table:style-name="ce4" table:formula="of:=[.E36]+273.15" office:value-type="float" office:value="344.15" calcext:value-type="float">
            <text:p>344.15</text:p>
          </table:table-cell>
          <table:table-cell table:style-name="ce24" table:formula="of:=[.$G$6]*(1+[.$G$4]*[.E36]+[.$G$5]*[.E36]*[.E36])" office:value-type="float" office:value="1274.5446318" calcext:value-type="float">
            <text:p>1275</text:p>
          </table:table-cell>
          <table:table-cell table:style-name="ce1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formula="of:=[.A37]+273.15" office:value-type="float" office:value="307.15" calcext:value-type="float">
            <text:p>307.15</text:p>
          </table:table-cell>
          <table:table-cell table:style-name="ce24" table:formula="of:=[.$G$6]*(1+[.$G$4]*[.A37]+[.$G$5]*[.A37]*[.A37])" office:value-type="float" office:value="1132.2019688" calcext:value-type="float">
            <text:p>1132</text:p>
          </table:table-cell>
          <table:table-cell table:style-name="ce13"/>
          <table:table-cell table:style-name="ce3" office:value-type="float" office:value="72" calcext:value-type="float">
            <text:p>72</text:p>
          </table:table-cell>
          <table:table-cell table:style-name="ce4" table:formula="of:=[.E37]+273.15" office:value-type="float" office:value="345.15" calcext:value-type="float">
            <text:p>345.15</text:p>
          </table:table-cell>
          <table:table-cell table:style-name="ce24" table:formula="of:=[.$G$6]*(1+[.$G$4]*[.E37]+[.$G$5]*[.E37]*[.E37])" office:value-type="float" office:value="1278.3696832" calcext:value-type="float">
            <text:p>1278</text:p>
          </table:table-cell>
          <table:table-cell table:style-name="ce1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formula="of:=[.A38]+273.15" office:value-type="float" office:value="308.15" calcext:value-type="float">
            <text:p>308.15</text:p>
          </table:table-cell>
          <table:table-cell table:style-name="ce24" table:formula="of:=[.$G$6]*(1+[.$G$4]*[.A38]+[.$G$5]*[.A38]*[.A38])" office:value-type="float" office:value="1136.069955" calcext:value-type="float">
            <text:p>1136</text:p>
          </table:table-cell>
          <table:table-cell table:style-name="ce13"/>
          <table:table-cell table:style-name="ce3" office:value-type="float" office:value="73" calcext:value-type="float">
            <text:p>73</text:p>
          </table:table-cell>
          <table:table-cell table:style-name="ce4" table:formula="of:=[.E38]+273.15" office:value-type="float" office:value="346.15" calcext:value-type="float">
            <text:p>346.15</text:p>
          </table:table-cell>
          <table:table-cell table:style-name="ce24" table:formula="of:=[.$G$6]*(1+[.$G$4]*[.E38]+[.$G$5]*[.E38]*[.E38])" office:value-type="float" office:value="1282.1935742" calcext:value-type="float">
            <text:p>1282</text:p>
          </table:table-cell>
          <table:table-cell table:style-name="ce1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formula="of:=[.A39]+273.15" office:value-type="float" office:value="309.15" calcext:value-type="float">
            <text:p>309.15</text:p>
          </table:table-cell>
          <table:table-cell table:style-name="ce24" table:formula="of:=[.$G$6]*(1+[.$G$4]*[.A39]+[.$G$5]*[.A39]*[.A39])" office:value-type="float" office:value="1139.9367808" calcext:value-type="float">
            <text:p>1140</text:p>
          </table:table-cell>
          <table:table-cell table:style-name="ce13"/>
          <table:table-cell table:style-name="ce3" office:value-type="float" office:value="74" calcext:value-type="float">
            <text:p>74</text:p>
          </table:table-cell>
          <table:table-cell table:style-name="ce4" table:formula="of:=[.E39]+273.15" office:value-type="float" office:value="347.15" calcext:value-type="float">
            <text:p>347.15</text:p>
          </table:table-cell>
          <table:table-cell table:style-name="ce24" table:formula="of:=[.$G$6]*(1+[.$G$4]*[.E39]+[.$G$5]*[.E39]*[.E39])" office:value-type="float" office:value="1286.0163048" calcext:value-type="float">
            <text:p>1286</text:p>
          </table:table-cell>
          <table:table-cell table:style-name="ce13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formula="of:=[.A40]+273.15" office:value-type="float" office:value="310.15" calcext:value-type="float">
            <text:p>310.15</text:p>
          </table:table-cell>
          <table:table-cell table:style-name="ce24" table:formula="of:=[.$G$6]*(1+[.$G$4]*[.A40]+[.$G$5]*[.A40]*[.A40])" office:value-type="float" office:value="1143.8024462" calcext:value-type="float">
            <text:p>1144</text:p>
          </table:table-cell>
          <table:table-cell table:style-name="ce13"/>
          <table:table-cell table:style-name="ce3" office:value-type="float" office:value="75" calcext:value-type="float">
            <text:p>75</text:p>
          </table:table-cell>
          <table:table-cell table:style-name="ce4" table:formula="of:=[.E40]+273.15" office:value-type="float" office:value="348.15" calcext:value-type="float">
            <text:p>348.15</text:p>
          </table:table-cell>
          <table:table-cell table:style-name="ce24" table:formula="of:=[.$G$6]*(1+[.$G$4]*[.E40]+[.$G$5]*[.E40]*[.E40])" office:value-type="float" office:value="1289.837875" calcext:value-type="float">
            <text:p>1290</text:p>
          </table:table-cell>
          <table:table-cell table:style-name="ce13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formula="of:=[.A41]+273.15" office:value-type="float" office:value="311.15" calcext:value-type="float">
            <text:p>311.15</text:p>
          </table:table-cell>
          <table:table-cell table:style-name="ce24" table:formula="of:=[.$G$6]*(1+[.$G$4]*[.A41]+[.$G$5]*[.A41]*[.A41])" office:value-type="float" office:value="1147.6669512" calcext:value-type="float">
            <text:p>1148</text:p>
          </table:table-cell>
          <table:table-cell table:style-name="ce13"/>
          <table:table-cell table:style-name="ce3" office:value-type="float" office:value="76" calcext:value-type="float">
            <text:p>76</text:p>
          </table:table-cell>
          <table:table-cell table:style-name="ce4" table:formula="of:=[.E41]+273.15" office:value-type="float" office:value="349.15" calcext:value-type="float">
            <text:p>349.15</text:p>
          </table:table-cell>
          <table:table-cell table:style-name="ce24" table:formula="of:=[.$G$6]*(1+[.$G$4]*[.E41]+[.$G$5]*[.E41]*[.E41])" office:value-type="float" office:value="1293.6582848" calcext:value-type="float">
            <text:p>1294</text:p>
          </table:table-cell>
          <table:table-cell table:style-name="ce1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formula="of:=[.A42]+273.15" office:value-type="float" office:value="312.15" calcext:value-type="float">
            <text:p>312.15</text:p>
          </table:table-cell>
          <table:table-cell table:style-name="ce24" table:formula="of:=[.$G$6]*(1+[.$G$4]*[.A42]+[.$G$5]*[.A42]*[.A42])" office:value-type="float" office:value="1151.5302958" calcext:value-type="float">
            <text:p>1152</text:p>
          </table:table-cell>
          <table:table-cell table:style-name="ce13"/>
          <table:table-cell table:style-name="ce3" office:value-type="float" office:value="77" calcext:value-type="float">
            <text:p>77</text:p>
          </table:table-cell>
          <table:table-cell table:style-name="ce4" table:formula="of:=[.E42]+273.15" office:value-type="float" office:value="350.15" calcext:value-type="float">
            <text:p>350.15</text:p>
          </table:table-cell>
          <table:table-cell table:style-name="ce24" table:formula="of:=[.$G$6]*(1+[.$G$4]*[.E42]+[.$G$5]*[.E42]*[.E42])" office:value-type="float" office:value="1297.4775342" calcext:value-type="float">
            <text:p>1297</text:p>
          </table:table-cell>
          <table:table-cell table:style-name="ce1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formula="of:=[.A43]+273.15" office:value-type="float" office:value="313.15" calcext:value-type="float">
            <text:p>313.15</text:p>
          </table:table-cell>
          <table:table-cell table:style-name="ce24" table:formula="of:=[.$G$6]*(1+[.$G$4]*[.A43]+[.$G$5]*[.A43]*[.A43])" office:value-type="float" office:value="1155.39248" calcext:value-type="float">
            <text:p>1155</text:p>
          </table:table-cell>
          <table:table-cell table:style-name="ce13"/>
          <table:table-cell table:style-name="ce3" office:value-type="float" office:value="78" calcext:value-type="float">
            <text:p>78</text:p>
          </table:table-cell>
          <table:table-cell table:style-name="ce4" table:formula="of:=[.E43]+273.15" office:value-type="float" office:value="351.15" calcext:value-type="float">
            <text:p>351.15</text:p>
          </table:table-cell>
          <table:table-cell table:style-name="ce24" table:formula="of:=[.$G$6]*(1+[.$G$4]*[.E43]+[.$G$5]*[.E43]*[.E43])" office:value-type="float" office:value="1301.2956232" calcext:value-type="float">
            <text:p>1301</text:p>
          </table:table-cell>
          <table:table-cell table:style-name="ce13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formula="of:=[.A44]+273.15" office:value-type="float" office:value="314.15" calcext:value-type="float">
            <text:p>314.15</text:p>
          </table:table-cell>
          <table:table-cell table:style-name="ce24" table:formula="of:=[.$G$6]*(1+[.$G$4]*[.A44]+[.$G$5]*[.A44]*[.A44])" office:value-type="float" office:value="1159.2535038" calcext:value-type="float">
            <text:p>1159</text:p>
          </table:table-cell>
          <table:table-cell table:style-name="ce13"/>
          <table:table-cell table:style-name="ce3" office:value-type="float" office:value="79" calcext:value-type="float">
            <text:p>79</text:p>
          </table:table-cell>
          <table:table-cell table:style-name="ce4" table:formula="of:=[.E44]+273.15" office:value-type="float" office:value="352.15" calcext:value-type="float">
            <text:p>352.15</text:p>
          </table:table-cell>
          <table:table-cell table:style-name="ce24" table:formula="of:=[.$G$6]*(1+[.$G$4]*[.E44]+[.$G$5]*[.E44]*[.E44])" office:value-type="float" office:value="1305.1125518" calcext:value-type="float">
            <text:p>1305</text:p>
          </table:table-cell>
          <table:table-cell table:style-name="ce1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formula="of:=[.A45]+273.15" office:value-type="float" office:value="315.15" calcext:value-type="float">
            <text:p>315.15</text:p>
          </table:table-cell>
          <table:table-cell table:style-name="ce24" table:formula="of:=[.$G$6]*(1+[.$G$4]*[.A45]+[.$G$5]*[.A45]*[.A45])" office:value-type="float" office:value="1163.1133672" calcext:value-type="float">
            <text:p>1163</text:p>
          </table:table-cell>
          <table:table-cell table:style-name="ce13"/>
          <table:table-cell table:style-name="ce2" office:value-type="float" office:value="80" calcext:value-type="float">
            <text:p>80</text:p>
          </table:table-cell>
          <table:table-cell table:style-name="ce6" table:formula="of:=[.E45]+273.15" office:value-type="float" office:value="353.15" calcext:value-type="float">
            <text:p>353.15</text:p>
          </table:table-cell>
          <table:table-cell table:style-name="ce9" table:formula="of:=[.$G$6]*(1+[.$G$4]*[.E45]+[.$G$5]*[.E45]*[.E45])" office:value-type="float" office:value="1308.92832" calcext:value-type="float">
            <text:p>1309</text:p>
          </table:table-cell>
          <table:table-cell table:style-name="ce14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formula="of:=[.A46]+273.15" office:value-type="float" office:value="316.15" calcext:value-type="float">
            <text:p>316.15</text:p>
          </table:table-cell>
          <table:table-cell table:style-name="ce24" table:formula="of:=[.$G$6]*(1+[.$G$4]*[.A46]+[.$G$5]*[.A46]*[.A46])" office:value-type="float" office:value="1166.9720702" calcext:value-type="float">
            <text:p>1167</text:p>
          </table:table-cell>
          <table:table-cell table:style-name="ce13"/>
          <table:table-cell table:number-columns-repeated="4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formula="of:=[.A47]+273.15" office:value-type="float" office:value="317.15" calcext:value-type="float">
            <text:p>317.15</text:p>
          </table:table-cell>
          <table:table-cell table:style-name="ce24" table:formula="of:=[.$G$6]*(1+[.$G$4]*[.A47]+[.$G$5]*[.A47]*[.A47])" office:value-type="float" office:value="1170.8296128" calcext:value-type="float">
            <text:p>1171</text:p>
          </table:table-cell>
          <table:table-cell table:style-name="ce13"/>
          <table:table-cell table:number-columns-repeated="4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formula="of:=[.A48]+273.15" office:value-type="float" office:value="318.15" calcext:value-type="float">
            <text:p>318.15</text:p>
          </table:table-cell>
          <table:table-cell table:style-name="ce24" table:formula="of:=[.$G$6]*(1+[.$G$4]*[.A48]+[.$G$5]*[.A48]*[.A48])" office:value-type="float" office:value="1174.685995" calcext:value-type="float">
            <text:p>1175</text:p>
          </table:table-cell>
          <table:table-cell table:style-name="ce13"/>
          <table:table-cell table:number-columns-repeated="4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formula="of:=[.A49]+273.15" office:value-type="float" office:value="319.15" calcext:value-type="float">
            <text:p>319.15</text:p>
          </table:table-cell>
          <table:table-cell table:style-name="ce24" table:formula="of:=[.$G$6]*(1+[.$G$4]*[.A49]+[.$G$5]*[.A49]*[.A49])" office:value-type="float" office:value="1178.5412168" calcext:value-type="float">
            <text:p>1179</text:p>
          </table:table-cell>
          <table:table-cell table:style-name="ce13"/>
          <table:table-cell table:number-columns-repeated="4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formula="of:=[.A50]+273.15" office:value-type="float" office:value="320.15" calcext:value-type="float">
            <text:p>320.15</text:p>
          </table:table-cell>
          <table:table-cell table:style-name="ce24" table:formula="of:=[.$G$6]*(1+[.$G$4]*[.A50]+[.$G$5]*[.A50]*[.A50])" office:value-type="float" office:value="1182.3952782" calcext:value-type="float">
            <text:p>1182</text:p>
          </table:table-cell>
          <table:table-cell table:style-name="ce13"/>
          <table:table-cell table:number-columns-repeated="4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formula="of:=[.A51]+273.15" office:value-type="float" office:value="321.15" calcext:value-type="float">
            <text:p>321.15</text:p>
          </table:table-cell>
          <table:table-cell table:style-name="ce24" table:formula="of:=[.$G$6]*(1+[.$G$4]*[.A51]+[.$G$5]*[.A51]*[.A51])" office:value-type="float" office:value="1186.2481792" calcext:value-type="float">
            <text:p>1186</text:p>
          </table:table-cell>
          <table:table-cell table:style-name="ce13"/>
          <table:table-cell table:number-columns-repeated="4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formula="of:=[.A52]+273.15" office:value-type="float" office:value="322.15" calcext:value-type="float">
            <text:p>322.15</text:p>
          </table:table-cell>
          <table:table-cell table:style-name="ce24" table:formula="of:=[.$G$6]*(1+[.$G$4]*[.A52]+[.$G$5]*[.A52]*[.A52])" office:value-type="float" office:value="1190.0999198" calcext:value-type="float">
            <text:p>1190</text:p>
          </table:table-cell>
          <table:table-cell table:style-name="ce13"/>
          <table:table-cell table:number-columns-repeated="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table:formula="of:=[.A53]+273.15" office:value-type="float" office:value="323.15" calcext:value-type="float">
            <text:p>323.15</text:p>
          </table:table-cell>
          <table:table-cell table:style-name="ce9" table:formula="of:=[.$G$6]*(1+[.$G$4]*[.A53]+[.$G$5]*[.A53]*[.A53])" office:value-type="float" office:value="1193.9505" calcext:value-type="float">
            <text:p>1194</text:p>
          </table:table-cell>
          <table:table-cell table:style-name="ce14"/>
          <table:table-cell table:number-columns-repeated="4"/>
        </table:table-row>
        <table:table-row table:style-name="ro1" table:number-rows-repeated="10">
          <table:table-cell table:style-name="Default" table:number-columns-repeated="4"/>
          <table:table-cell table:number-columns-repeated="4"/>
        </table:table-row>
        <table:table-row table:style-name="ro1" table:number-rows-repeated="104851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7">
      <number:number number:decimal-places="13" number:min-decimal-places="13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1701in" fo:margin-bottom="0.1701in" fo:margin-left="0.1701in" fo:margin-right="0.170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8T06:11:44.259708072</dc:date>
    <meta:editing-duration>PT27M29S</meta:editing-duration>
    <meta:editing-cycles>5</meta:editing-cycles>
    <meta:generator>LibreOffice/7.3.7.2$Linux_X86_64 LibreOffice_project/30$Build-2</meta:generator>
    <meta:document-statistic meta:table-count="1" meta:cell-count="259" meta:object-count="0"/>
  </office:meta>
</office:document-meta>
</file>